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ff0000" draw:stroke-linejoin="miter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35cm" svg:stroke-color="#0000ff" draw:stroke-linejoin="miter" svg:stroke-linecap="butt" draw:fill="none" fo:padding-top="0.017cm" fo:padding-bottom="0.017cm" fo:padding-left="0.017cm" fo:padding-right="0.017cm"/>
    </style:style>
    <style:style style:name="gr6" style:family="graphic" style:parent-style-name="standard">
      <style:graphic-properties draw:textarea-horizontal-align="justify" draw:textarea-vertical-align="middle" draw:auto-grow-height="false" fo:min-height="0.284cm" fo:min-width="0.284cm"/>
    </style:style>
    <style:style style:name="gr7" style:family="graphic" style:parent-style-name="standard">
      <style:graphic-properties svg:stroke-color="#ff0000" draw:fill-color="#ff0000" draw:textarea-horizontal-align="justify" draw:textarea-vertical-align="middle" draw:auto-grow-height="false" fo:min-height="0.284cm" fo:min-width="0.284cm"/>
    </style:style>
    <style:style style:name="gr8" style:family="graphic" style:parent-style-name="standard">
      <style:graphic-properties svg:stroke-color="#ff0000" draw:fill-color="#ff0000" draw:opacity="55%" draw:textarea-horizontal-align="justify" draw:textarea-vertical-align="middle" draw:auto-grow-height="false" fo:min-height="0.284cm" fo:min-width="0.284cm"/>
    </style:style>
    <style:style style:name="gr9" style:family="graphic" style:parent-style-name="standard">
      <style:graphic-properties svg:stroke-color="#ff0000" draw:fill-color="#ff0000" draw:opacity="50%" draw:textarea-horizontal-align="justify" draw:textarea-vertical-align="middle" draw:auto-grow-height="false" fo:min-height="0.284cm" fo:min-width="0.284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ff0000" draw:opacity="55%"/>
      <style:paragraph-properties fo:text-align="center"/>
    </style:style>
    <style:style style:name="P7" style:family="paragraph">
      <loext:graphic-properties draw:fill-color="#ff0000" draw:opacity="50%"/>
      <style:paragraph-properties fo:text-align="center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21.519cm" svg:height="16.227cm" svg:x="0cm" svg:y="0cm" svg:viewBox="0 0 21520 16228" draw:points="0,0 21520,0 21520,16228 0,16228">
          <text:p/>
        </draw:polygon>
        <draw:polygon draw:style-name="gr1" draw:text-style-name="P1" draw:layer="layout" svg:width="16.14cm" svg:height="12.171cm" svg:x="2.689cm" svg:y="2.028cm" svg:viewBox="0 0 16141 12172" draw:points="16141,0 16141,12172 0,0">
          <text:p/>
        </draw:polygon>
        <draw:polygon draw:style-name="gr1" draw:text-style-name="P1" draw:layer="layout" svg:width="16.14cm" svg:height="12.171cm" svg:x="2.689cm" svg:y="2.028cm" svg:viewBox="0 0 16141 12172" draw:points="16141,12172 0,12172 0,0">
          <text:p/>
        </draw:polygon>
        <draw:polygon draw:style-name="gr1" draw:text-style-name="P1" draw:layer="layout" svg:width="0cm" svg:height="12.17cm" svg:x="18.829cm" svg:y="2.028cm" svg:viewBox="0 0 0 12171" draw:points="0,0 0,12171">
          <text:p/>
        </draw:polygon>
        <draw:polygon draw:style-name="gr1" draw:text-style-name="P1" draw:layer="layout" svg:width="0cm" svg:height="12.17cm" svg:x="2.689cm" svg:y="2.028cm" svg:viewBox="0 0 0 12171" draw:points="0,0 0,12171">
          <text:p/>
        </draw:polygon>
        <draw:polygon draw:style-name="gr1" draw:text-style-name="P1" draw:layer="layout" svg:width="16.14cm" svg:height="12.171cm" svg:x="2.689cm" svg:y="2.028cm" svg:viewBox="0 0 16141 12172" draw:points="16141,0 16141,12172 0,0">
          <text:p/>
        </draw:polygon>
        <draw:polygon draw:style-name="gr1" draw:text-style-name="P1" draw:layer="layout" svg:width="16.14cm" svg:height="12.171cm" svg:x="2.689cm" svg:y="2.028cm" svg:viewBox="0 0 16141 12172" draw:points="16141,12172 0,12172 0,0">
          <text:p/>
        </draw:polygon>
        <draw:polygon draw:style-name="gr1" draw:text-style-name="P1" draw:layer="layout" svg:width="0cm" svg:height="12.17cm" svg:x="18.829cm" svg:y="2.028cm" svg:viewBox="0 0 0 12171" draw:points="0,0 0,12171">
          <text:p/>
        </draw:polygon>
        <draw:polygon draw:style-name="gr1" draw:text-style-name="P1" draw:layer="layout" svg:width="0cm" svg:height="12.17cm" svg:x="2.689cm" svg:y="2.028cm" svg:viewBox="0 0 0 12171" draw:points="0,0 0,12171">
          <text:p/>
        </draw:polygon>
        <draw:polygon draw:style-name="gr1" draw:text-style-name="P1" draw:layer="layout" svg:width="16.139cm" svg:height="0cm" svg:x="2.689cm" svg:y="2.028cm" svg:viewBox="0 0 16140 0" draw:points="16140,0 0,0">
          <text:p/>
        </draw:polygon>
        <draw:polygon draw:style-name="gr1" draw:text-style-name="P1" draw:layer="layout" svg:width="16.139cm" svg:height="0cm" svg:x="2.689cm" svg:y="2.028cm" svg:viewBox="0 0 16140 0" draw:points="0,0 16140,0">
          <text:p/>
        </draw:polygon>
        <draw:polygon draw:style-name="gr1" draw:text-style-name="P1" draw:layer="layout" svg:width="16.139cm" svg:height="0cm" svg:x="2.689cm" svg:y="14.199cm" svg:viewBox="0 0 16140 0" draw:points="16140,0 0,0">
          <text:p/>
        </draw:polygon>
        <draw:polygon draw:style-name="gr1" draw:text-style-name="P1" draw:layer="layout" svg:width="16.139cm" svg:height="0cm" svg:x="2.689cm" svg:y="14.199cm" svg:viewBox="0 0 16140 0" draw:points="0,0 16140,0">
          <text:p/>
        </draw:polygon>
        <draw:path draw:style-name="gr2" draw:text-style-name="P2" draw:layer="layout" svg:width="0.163cm" svg:height="0.262cm" svg:x="7.946cm" svg:y="14.582cm" svg:viewBox="0 0 164 263" svg:d="M42 234h122v29h-164v-29c20-21 54-56 54-56 34-35 43-45 43-45 16-19 23-32 23-32 8-13 8-26 8-26 0-20-16-33-16-33-14-13-37-13-37-13-17 0-35 6-35 6-18 6-39 17-39 17v-35c21-8 40-13 40-13 18-4 33-4 33-4 40 0 65 20 65 20 24 20 24 53 24 53 0 16-6 30-6 30-6 14-22 34-22 34-4 5-28 30-28 30-23 24-65 67-65 67z">
          <text:p/>
        </draw:path>
        <draw:path draw:style-name="gr2" draw:text-style-name="P2" draw:layer="layout" svg:width="0.187cm" svg:height="0.258cm" svg:x="18.688cm" svg:y="14.586cm" svg:viewBox="0 0 188 259" svg:d="M117 31l-88 137h88zM108 0h44v168h36v30h-36v61h-35v-61h-117v-34z">
          <text:p/>
        </draw:path>
        <draw:polygon draw:style-name="gr2" draw:text-style-name="P2" draw:layer="layout" svg:width="0.153cm" svg:height="0.258cm" svg:x="2.566cm" svg:y="14.586cm" svg:viewBox="0 0 154 259" draw:points="5,230 62,230 62,32 0,44 0,13 62,0 96,0 96,230 154,230 154,259 5,259">
          <text:p/>
        </draw:polygon>
        <draw:path draw:style-name="gr2" draw:text-style-name="P2" draw:layer="layout" svg:width="0.169cm" svg:height="0.267cm" svg:x="13.326cm" svg:y="14.582cm" svg:viewBox="0 0 170 268" svg:d="M117 123c25 5 39 22 39 22 14 17 14 43 14 43 0 38-26 59-26 59-26 21-76 21-76 21-16 0-33-4-33-4-17-3-35-9-35-9v-34c14 9 31 13 31 13 18 5 36 5 36 5 33 0 51-13 51-13 17-13 17-38 17-38 0-24-16-36-16-36-17-13-45-13-45-13h-30v-29h31c26 0 41-10 41-10 13-11 13-30 13-30 0-19-14-30-14-30-15-11-41-11-41-11-14 0-31 3-31 3-16 3-36 10-36 10v-31c20-6 38-8 38-8 17-3 32-3 32-3 41 0 64 18 64 18 23 18 23 49 23 49 0 21-12 36-12 36-12 14-35 20-35 20z">
          <text:p/>
        </draw:path>
        <draw:path draw:style-name="gr2" draw:text-style-name="P2" draw:layer="layout" svg:width="0.468cm" svg:height="0.262cm" svg:x="3.483cm" svg:y="14.582cm" svg:viewBox="0 0 469 263" svg:d="M5 234h58v-198l-63 12v-31l63-13h35v230h56v29h-149zM212 219h36v44h-36zM348 234h121v29h-163v-29c20-21 54-56 54-56 34-35 43-45 43-45 17-19 23-32 23-32 7-13 7-26 7-26 0-20-15-33-15-33-14-13-37-13-37-13-17 0-34 6-34 6-18 6-39 17-39 17v-35c21-8 39-13 39-13 18-4 33-4 33-4 40 0 64 20 64 20 24 20 24 53 24 53 0 16-6 30-6 30-6 14-22 34-22 34-4 5-27 30-27 30-23 24-65 67-65 67z">
          <text:p/>
        </draw:path>
        <draw:path draw:style-name="gr2" draw:text-style-name="P2" draw:layer="layout" svg:width="0.484cm" svg:height="0.258cm" svg:x="4.559cm" svg:y="14.586cm" svg:viewBox="0 0 485 259" svg:d="M5 230h58v-198l-63 12v-31l63-13h35v230h56v29h-149zM212 215h36v44h-36zM413 31l-87 137h87zM404 0h44v168h37v30h-37v61h-35v-61h-116v-34z">
          <text:p/>
        </draw:path>
        <draw:path draw:style-name="gr2" draw:text-style-name="P2" draw:layer="layout" svg:width="0.481cm" svg:height="0.267cm" svg:x="5.635cm" svg:y="14.582cm" svg:viewBox="0 0 482 268" svg:d="M5 234h57v-198l-62 12v-31l62-13h35v230h56v29h-148zM211 219h36v44h-36zM396 120c-24 0-38 16-38 16-13 16-13 43-13 43 0 29 13 45 13 45 14 16 38 16 38 16 24 0 38-16 38-16 13-16 13-45 13-45 0-27-13-43-13-43-14-16-38-16-38-16zM466 10v32c-13-6-27-10-27-10-13-3-26-3-26-3-36 0-54 23-54 23-18 23-20 71-20 71 9-15 25-23 25-23 16-8 35-8 35-8 38 0 61 23 61 23 22 24 22 64 22 64 0 41-23 65-23 65-24 24-63 24-63 24-45 0-69-34-69-34-23-35-23-101-23-101 0-60 29-97 29-97 29-36 78-36 78-36 13 0 27 2 27 2 13 3 28 8 28 8z">
          <text:p/>
        </draw:path>
        <draw:path draw:style-name="gr2" draw:text-style-name="P2" draw:layer="layout" svg:width="0.479cm" svg:height="0.267cm" svg:x="6.711cm" svg:y="14.582cm" svg:viewBox="0 0 480 268" svg:d="M5 234h57v-198l-62 12v-31l62-13h35v230h56v29h-148zM211 219h37v44h-37zM392 139c-25 0-39 14-39 14-14 13-14 38-14 38 0 23 14 36 14 36 14 13 39 13 39 13 25 0 39-13 39-13 14-13 14-36 14-36 0-25-14-38-14-38-14-14-39-14-39-14zM357 125c-22-5-35-21-35-21-12-15-12-37-12-37 0-31 22-49 22-49 22-18 60-18 60-18 38 0 61 18 61 18 22 18 22 49 22 49 0 22-13 37-13 37-13 16-35 21-35 21 26 6 39 23 39 23 14 17 14 43 14 43 0 37-22 57-22 57-23 20-66 20-66 20-43 0-65-20-65-20-23-20-23-57-23-57 0-26 14-43 14-43 14-17 39-23 39-23zM345 70c0 20 12 31 12 31 13 11 35 11 35 11 23 0 35-11 35-11 13-11 13-31 13-31 0-20-13-31-13-31-12-12-35-12-35-12-22 0-35 12-35 12-12 11-12 31-12 31z">
          <text:p/>
        </draw:path>
        <draw:path draw:style-name="gr2" draw:text-style-name="P2" draw:layer="layout" svg:width="0.481cm" svg:height="0.262cm" svg:x="8.863cm" svg:y="14.582cm" svg:viewBox="0 0 482 263" svg:d="M43 234h121v29h-164v-29c21-21 55-56 55-56 34-35 43-45 43-45 17-19 23-32 23-32 7-13 7-26 7-26 0-20-15-33-15-33-14-13-37-13-37-13-17 0-34 6-34 6-18 6-40 17-40 17v-35c22-8 40-13 40-13 18-4 33-4 33-4 40 0 64 20 64 20 24 20 24 53 24 53 0 16-6 30-6 30-6 14-21 34-21 34-5 5-28 30-28 30-23 24-65 67-65 67zM224 219h37v44h-37zM360 234h122v29h-163v-29c19-21 54-56 54-56 34-35 43-45 43-45 16-19 23-32 23-32 6-13 6-26 6-26 0-20-14-33-14-33-14-13-37-13-37-13-17 0-35 6-35 6-18 6-39 17-39 17v-35c21-8 39-13 39-13 19-4 34-4 34-4 40 0 64 20 64 20 24 20 24 53 24 53 0 16-6 30-6 30-7 14-22 34-22 34-4 5-28 30-28 30-23 24-65 67-65 67z">
          <text:p/>
        </draw:path>
        <draw:path draw:style-name="gr2" draw:text-style-name="P2" draw:layer="layout" svg:width="0.496cm" svg:height="0.262cm" svg:x="9.921cm" svg:y="14.582cm" svg:viewBox="0 0 497 263" svg:d="M42 234h122v29h-164v-29c20-21 54-56 54-56 35-35 43-45 43-45 17-19 24-32 24-32 6-13 6-26 6-26 0-20-14-33-14-33-15-13-38-13-38-13-16 0-34 6-34 6-18 6-39 17-39 17v-35c21-8 39-13 39-13 18-4 34-4 34-4 39 0 63 20 63 20 24 20 24 53 24 53 0 16-6 30-6 30-6 14-21 34-21 34-5 5-28 30-28 30-23 24-65 67-65 67zM224 219h37v44h-37zM426 35l-87 138h87zM417 4h44v169h36v29h-36v61h-35v-61h-116v-33z">
          <text:p/>
        </draw:path>
        <draw:path draw:style-name="gr2" draw:text-style-name="P2" draw:layer="layout" svg:width="0.494cm" svg:height="0.267cm" svg:x="11.015cm" svg:y="14.582cm" svg:viewBox="0 0 495 268" svg:d="M42 234h122v29h-164v-29c20-21 54-57 54-57 35-34 44-44 44-44 17-19 23-32 23-32 7-13 7-26 7-26 0-20-15-33-15-33-14-13-38-13-38-13-17 0-34 6-34 6-18 6-39 17-39 17v-35c21-8 39-13 39-13 18-4 33-4 33-4 41 0 65 20 65 20 24 20 24 53 24 53 0 16-6 30-6 30-6 14-22 34-22 34-4 5-27 29-27 29-23 25-66 68-66 68zM224 219h37v44h-37zM409 120c-23 0-37 16-37 16-14 16-14 43-14 43 0 29 14 45 14 45 14 16 37 16 37 16 24 0 37-16 37-16 14-16 14-45 14-45 0-27-14-43-14-43-13-16-37-16-37-16zM478 10v32c-13-6-26-10-26-10-14-3-27-3-27-3-34 0-52 23-52 23-19 23-21 71-21 71 10-15 25-23 25-23 16-8 34-8 34-8 39 0 61 23 61 23 23 24 23 64 23 64 0 41-24 65-24 65-23 24-62 24-62 24-45 0-68-34-68-34-24-35-24-101-24-101 0-60 29-97 29-97 29-36 78-36 78-36 13 0 26 2 26 2 13 3 28 8 28 8z">
          <text:p/>
        </draw:path>
        <draw:path draw:style-name="gr2" draw:text-style-name="P2" draw:layer="layout" svg:width="0.492cm" svg:height="0.267cm" svg:x="12.091cm" svg:y="14.582cm" svg:viewBox="0 0 493 268" svg:d="M42 234h121v29h-163v-29c20-21 54-57 54-57 34-34 43-44 43-44 17-19 23-32 23-32 7-13 7-26 7-26 0-20-15-33-15-33-14-13-37-13-37-13-17 0-35 6-35 6-17 6-38 17-38 17v-35c21-8 39-13 39-13 18-4 33-4 33-4 40 0 64 20 64 20 24 20 24 53 24 53 0 16-6 30-6 30-6 14-22 34-22 34-4 5-27 29-27 29-23 25-65 68-65 68zM223 219h37v44h-37zM403 139c-24 0-38 14-38 14-14 13-14 38-14 38 0 23 14 36 14 36 14 13 38 13 38 13 25 0 41-13 41-13 14-13 14-36 14-36 0-25-14-38-14-38-15-14-41-14-41-14zM369 125c-22-5-35-21-35-21-13-15-13-37-13-37 0-31 22-49 22-49 22-18 60-18 60-18 40 0 62 18 62 18 22 18 22 49 22 49 0 22-13 37-13 37-12 16-34 21-34 21 25 6 39 23 39 23 14 17 14 43 14 43 0 37-23 57-23 57-23 20-67 20-67 20-42 0-65-20-65-20-23-20-23-57-23-57 0-26 15-43 15-43 14-17 39-23 39-23zM356 70c0 20 13 31 13 31 12 11 34 11 34 11 23 0 37-11 37-11 12-11 12-31 12-31 0-20-12-31-12-31-14-12-37-12-37-12-22 0-34 12-34 12-13 11-13 31-13 31z">
          <text:p/>
        </draw:path>
        <draw:path draw:style-name="gr2" draw:text-style-name="P2" draw:layer="layout" svg:width="0.479cm" svg:height="0.267cm" svg:x="14.243cm" svg:y="14.582cm" svg:viewBox="0 0 480 268" svg:d="M116 123c25 5 39 22 39 22 14 17 14 43 14 43 0 38-26 59-26 59-26 21-75 21-75 21-16 0-33-4-33-4-17-3-35-9-35-9v-34c14 9 32 13 32 13 17 5 36 5 36 5 32 0 49-13 49-13 17-13 17-38 17-38 0-24-16-36-16-36-16-13-44-13-44-13h-30v-29h31c26 0 40-10 40-10 13-11 13-30 13-30 0-19-14-30-14-30-14-11-40-11-40-11-14 0-31 3-31 3-16 3-35 10-35 10v-31c19-6 37-8 37-8 17-3 32-3 32-3 40 0 63 18 63 18 23 18 23 49 23 49 0 21-12 36-12 36-12 14-35 20-35 20zM222 219h36v44h-36zM358 234h122v29h-164v-29c20-21 55-57 55-57 34-34 43-44 43-44 17-19 23-32 23-32 7-13 7-26 7-26 0-20-14-33-14-33-15-13-38-13-38-13-16 0-35 6-35 6-18 6-39 17-39 17v-35c21-8 39-13 39-13 19-4 35-4 35-4 39 0 63 20 63 20 24 20 24 53 24 53 0 16-6 30-6 30-6 14-21 34-21 34-5 5-28 29-28 29-23 25-66 68-66 68z">
          <text:p/>
        </draw:path>
        <draw:path draw:style-name="gr2" draw:text-style-name="P2" draw:layer="layout" svg:width="0.495cm" svg:height="0.267cm" svg:x="15.301cm" svg:y="14.582cm" svg:viewBox="0 0 496 268" svg:d="M117 123c24 5 38 22 38 22 14 17 14 43 14 43 0 38-26 59-26 59-26 21-74 21-74 21-16 0-33-4-33-4-18-3-36-9-36-9v-34c15 9 32 13 32 13 17 5 36 5 36 5 33 0 50-13 50-13 17-13 17-38 17-38 0-24-16-36-16-36-16-13-44-13-44-13h-31v-29h32c26 0 39-10 39-10 14-11 14-30 14-30 0-19-14-30-14-30-14-11-40-11-40-11-15 0-31 3-31 3-17 3-36 10-36 10v-31c20-6 37-8 37-8 18-3 32-3 32-3 40 0 63 18 63 18 23 18 23 49 23 49 0 21-12 36-12 36-12 14-34 20-34 20zM222 219h37v44h-37zM425 35l-88 137h88zM416 4h44v168h36v30h-36v61h-35v-61h-116v-34z">
          <text:p/>
        </draw:path>
        <draw:path draw:style-name="gr2" draw:text-style-name="P2" draw:layer="layout" svg:width="0.493cm" svg:height="0.267cm" svg:x="16.395cm" svg:y="14.582cm" svg:viewBox="0 0 494 268" svg:d="M117 123c25 5 39 22 39 22 14 17 14 43 14 43 0 38-26 59-26 59-26 21-76 21-76 21-16 0-33-4-33-4-17-3-35-9-35-9v-34c14 9 32 13 32 13 17 5 36 5 36 5 33 0 50-13 50-13 17-13 17-38 17-38 0-24-16-36-16-36-16-13-45-13-45-13h-30v-29h31c27 0 41-10 41-10 13-11 13-30 13-30 0-19-14-30-14-30-14-11-41-11-41-11-14 0-31 3-31 3-16 3-35 10-35 10v-31c19-6 37-8 37-8 17-3 32-3 32-3 41 0 64 18 64 18 23 18 23 49 23 49 0 21-12 36-12 36-12 14-35 20-35 20zM223 219h36v44h-36zM408 120c-24 0-37 16-37 16-14 16-14 43-14 43 0 29 14 45 14 45 13 16 37 16 37 16 23 0 37-16 37-16 13-16 13-45 13-45 0-27-13-43-13-43-14-16-37-16-37-16zM477 10v32c-13-6-27-10-27-10-13-3-26-3-26-3-35 0-53 23-53 23-18 23-20 71-20 71 10-15 25-23 25-23 16-8 34-8 34-8 38 0 61 23 61 23 23 24 23 64 23 64 0 41-24 65-24 65-23 24-62 24-62 24-45 0-68-34-68-34-24-35-24-101-24-101 0-60 29-97 29-97 29-36 78-36 78-36 13 0 26 2 26 2 13 3 28 8 28 8z">
          <text:p/>
        </draw:path>
        <draw:path draw:style-name="gr2" draw:text-style-name="P2" draw:layer="layout" svg:width="0.49cm" svg:height="0.267cm" svg:x="17.471cm" svg:y="14.582cm" svg:viewBox="0 0 491 268" svg:d="M116 123c25 5 39 22 39 22 14 17 14 43 14 43 0 38-26 59-26 59-26 21-75 21-75 21-16 0-33-4-33-4-17-3-35-9-35-9v-34c14 9 32 13 32 13 17 5 36 5 36 5 32 0 49-13 49-13 17-13 17-38 17-38 0-24-16-36-16-36-16-13-44-13-44-13h-30v-29h31c26 0 40-10 40-10 13-11 13-30 13-30 0-19-14-30-14-30-14-11-40-11-40-11-14 0-31 3-31 3-16 3-35 10-35 10v-31c19-6 37-8 37-8 17-3 32-3 32-3 40 0 63 18 63 18 23 18 23 49 23 49 0 21-12 36-12 36-12 14-35 20-35 20zM222 219h36v44h-36zM402 139c-25 0-39 14-39 14-14 13-14 38-14 38 0 23 14 36 14 36 14 13 39 13 39 13 26 0 40-13 40-13 15-13 15-36 15-36 0-25-14-38-14-38-14-14-41-14-41-14zM367 125c-22-5-34-21-34-21-13-15-13-37-13-37 0-31 22-49 22-49 22-18 60-18 60-18 40 0 62 18 62 18 22 18 22 49 22 49 0 22-13 37-13 37-12 16-35 21-35 21 26 6 40 23 40 23 13 17 13 43 13 43 0 37-22 57-22 57-23 20-67 20-67 20-42 0-65-20-65-20-23-20-23-57-23-57 0-26 14-43 14-43 15-17 39-23 39-23zM355 70c0 20 12 31 12 31 13 11 35 11 35 11 24 0 36-11 36-11 13-11 13-31 13-31 0-20-13-31-13-31-12-12-36-12-36-12-22 0-35 12-35 12-12 11-12 31-12 31z">
          <text:p/>
        </draw:path>
        <draw:line draw:style-name="gr3" draw:text-style-name="P3" draw:layer="layout" svg:x1="2.689cm" svg:y1="14.199cm" svg:x2="2.689cm" svg:y2="14.41cm">
          <text:p/>
        </draw:line>
        <draw:line draw:style-name="gr3" draw:text-style-name="P3" draw:layer="layout" svg:x1="3.765cm" svg:y1="14.199cm" svg:x2="3.765cm" svg:y2="14.41cm">
          <text:p/>
        </draw:line>
        <draw:line draw:style-name="gr3" draw:text-style-name="P3" draw:layer="layout" svg:x1="4.841cm" svg:y1="14.199cm" svg:x2="4.841cm" svg:y2="14.41cm">
          <text:p/>
        </draw:line>
        <draw:line draw:style-name="gr3" draw:text-style-name="P3" draw:layer="layout" svg:x1="5.917cm" svg:y1="14.199cm" svg:x2="5.917cm" svg:y2="14.41cm">
          <text:p/>
        </draw:line>
        <draw:line draw:style-name="gr3" draw:text-style-name="P3" draw:layer="layout" svg:x1="6.993cm" svg:y1="14.199cm" svg:x2="6.993cm" svg:y2="14.41cm">
          <text:p/>
        </draw:line>
        <draw:line draw:style-name="gr3" draw:text-style-name="P3" draw:layer="layout" svg:x1="8.069cm" svg:y1="14.199cm" svg:x2="8.069cm" svg:y2="14.41cm">
          <text:p/>
        </draw:line>
        <draw:line draw:style-name="gr3" draw:text-style-name="P3" draw:layer="layout" svg:x1="9.145cm" svg:y1="14.199cm" svg:x2="9.145cm" svg:y2="14.41cm">
          <text:p/>
        </draw:line>
        <draw:line draw:style-name="gr3" draw:text-style-name="P3" draw:layer="layout" svg:x1="10.221cm" svg:y1="14.199cm" svg:x2="10.221cm" svg:y2="14.41cm">
          <text:p/>
        </draw:line>
        <draw:line draw:style-name="gr3" draw:text-style-name="P3" draw:layer="layout" svg:x1="11.297cm" svg:y1="14.199cm" svg:x2="11.297cm" svg:y2="14.41cm">
          <text:p/>
        </draw:line>
        <draw:line draw:style-name="gr3" draw:text-style-name="P3" draw:layer="layout" svg:x1="12.373cm" svg:y1="14.199cm" svg:x2="12.373cm" svg:y2="14.41cm">
          <text:p/>
        </draw:line>
        <draw:line draw:style-name="gr3" draw:text-style-name="P3" draw:layer="layout" svg:x1="13.449cm" svg:y1="14.199cm" svg:x2="13.449cm" svg:y2="14.41cm">
          <text:p/>
        </draw:line>
        <draw:line draw:style-name="gr3" draw:text-style-name="P3" draw:layer="layout" svg:x1="14.525cm" svg:y1="14.199cm" svg:x2="14.525cm" svg:y2="14.41cm">
          <text:p/>
        </draw:line>
        <draw:line draw:style-name="gr3" draw:text-style-name="P3" draw:layer="layout" svg:x1="15.601cm" svg:y1="14.199cm" svg:x2="15.601cm" svg:y2="14.41cm">
          <text:p/>
        </draw:line>
        <draw:line draw:style-name="gr3" draw:text-style-name="P3" draw:layer="layout" svg:x1="16.677cm" svg:y1="14.199cm" svg:x2="16.677cm" svg:y2="14.41cm">
          <text:p/>
        </draw:line>
        <draw:line draw:style-name="gr3" draw:text-style-name="P3" draw:layer="layout" svg:x1="17.753cm" svg:y1="14.199cm" svg:x2="17.753cm" svg:y2="14.41cm">
          <text:p/>
        </draw:line>
        <draw:line draw:style-name="gr3" draw:text-style-name="P3" draw:layer="layout" svg:x1="18.829cm" svg:y1="14.199cm" svg:x2="18.829cm" svg:y2="14.41cm">
          <text:p/>
        </draw:line>
        <draw:line draw:style-name="gr3" draw:text-style-name="P3" draw:layer="layout" svg:x1="2.689cm" svg:y1="14.199cm" svg:x2="2.689cm" svg:y2="14.305cm">
          <text:p/>
        </draw:line>
        <draw:line draw:style-name="gr3" draw:text-style-name="P3" draw:layer="layout" svg:x1="3.227cm" svg:y1="14.199cm" svg:x2="3.227cm" svg:y2="14.305cm">
          <text:p/>
        </draw:line>
        <draw:line draw:style-name="gr3" draw:text-style-name="P3" draw:layer="layout" svg:x1="3.765cm" svg:y1="14.199cm" svg:x2="3.765cm" svg:y2="14.305cm">
          <text:p/>
        </draw:line>
        <draw:line draw:style-name="gr3" draw:text-style-name="P3" draw:layer="layout" svg:x1="4.303cm" svg:y1="14.199cm" svg:x2="4.303cm" svg:y2="14.305cm">
          <text:p/>
        </draw:line>
        <draw:line draw:style-name="gr3" draw:text-style-name="P3" draw:layer="layout" svg:x1="4.841cm" svg:y1="14.199cm" svg:x2="4.841cm" svg:y2="14.305cm">
          <text:p/>
        </draw:line>
        <draw:line draw:style-name="gr3" draw:text-style-name="P3" draw:layer="layout" svg:x1="5.379cm" svg:y1="14.199cm" svg:x2="5.379cm" svg:y2="14.305cm">
          <text:p/>
        </draw:line>
        <draw:line draw:style-name="gr3" draw:text-style-name="P3" draw:layer="layout" svg:x1="5.917cm" svg:y1="14.199cm" svg:x2="5.917cm" svg:y2="14.305cm">
          <text:p/>
        </draw:line>
        <draw:line draw:style-name="gr3" draw:text-style-name="P3" draw:layer="layout" svg:x1="6.455cm" svg:y1="14.199cm" svg:x2="6.455cm" svg:y2="14.305cm">
          <text:p/>
        </draw:line>
        <draw:line draw:style-name="gr3" draw:text-style-name="P3" draw:layer="layout" svg:x1="6.993cm" svg:y1="14.199cm" svg:x2="6.993cm" svg:y2="14.305cm">
          <text:p/>
        </draw:line>
        <draw:line draw:style-name="gr3" draw:text-style-name="P3" draw:layer="layout" svg:x1="7.531cm" svg:y1="14.199cm" svg:x2="7.531cm" svg:y2="14.305cm">
          <text:p/>
        </draw:line>
        <draw:line draw:style-name="gr3" draw:text-style-name="P3" draw:layer="layout" svg:x1="8.069cm" svg:y1="14.199cm" svg:x2="8.069cm" svg:y2="14.305cm">
          <text:p/>
        </draw:line>
        <draw:line draw:style-name="gr3" draw:text-style-name="P3" draw:layer="layout" svg:x1="8.607cm" svg:y1="14.199cm" svg:x2="8.607cm" svg:y2="14.305cm">
          <text:p/>
        </draw:line>
        <draw:line draw:style-name="gr3" draw:text-style-name="P3" draw:layer="layout" svg:x1="9.145cm" svg:y1="14.199cm" svg:x2="9.145cm" svg:y2="14.305cm">
          <text:p/>
        </draw:line>
        <draw:line draw:style-name="gr3" draw:text-style-name="P3" draw:layer="layout" svg:x1="9.683cm" svg:y1="14.199cm" svg:x2="9.683cm" svg:y2="14.305cm">
          <text:p/>
        </draw:line>
        <draw:line draw:style-name="gr3" draw:text-style-name="P3" draw:layer="layout" svg:x1="10.221cm" svg:y1="14.199cm" svg:x2="10.221cm" svg:y2="14.305cm">
          <text:p/>
        </draw:line>
        <draw:line draw:style-name="gr3" draw:text-style-name="P3" draw:layer="layout" svg:x1="10.759cm" svg:y1="14.199cm" svg:x2="10.759cm" svg:y2="14.305cm">
          <text:p/>
        </draw:line>
        <draw:line draw:style-name="gr3" draw:text-style-name="P3" draw:layer="layout" svg:x1="11.297cm" svg:y1="14.199cm" svg:x2="11.297cm" svg:y2="14.305cm">
          <text:p/>
        </draw:line>
        <draw:line draw:style-name="gr3" draw:text-style-name="P3" draw:layer="layout" svg:x1="11.835cm" svg:y1="14.199cm" svg:x2="11.835cm" svg:y2="14.305cm">
          <text:p/>
        </draw:line>
        <draw:line draw:style-name="gr3" draw:text-style-name="P3" draw:layer="layout" svg:x1="12.373cm" svg:y1="14.199cm" svg:x2="12.373cm" svg:y2="14.305cm">
          <text:p/>
        </draw:line>
        <draw:line draw:style-name="gr3" draw:text-style-name="P3" draw:layer="layout" svg:x1="12.911cm" svg:y1="14.199cm" svg:x2="12.911cm" svg:y2="14.305cm">
          <text:p/>
        </draw:line>
        <draw:line draw:style-name="gr3" draw:text-style-name="P3" draw:layer="layout" svg:x1="13.449cm" svg:y1="14.199cm" svg:x2="13.449cm" svg:y2="14.305cm">
          <text:p/>
        </draw:line>
        <draw:line draw:style-name="gr3" draw:text-style-name="P3" draw:layer="layout" svg:x1="13.987cm" svg:y1="14.199cm" svg:x2="13.987cm" svg:y2="14.305cm">
          <text:p/>
        </draw:line>
        <draw:line draw:style-name="gr3" draw:text-style-name="P3" draw:layer="layout" svg:x1="14.525cm" svg:y1="14.199cm" svg:x2="14.525cm" svg:y2="14.305cm">
          <text:p/>
        </draw:line>
        <draw:line draw:style-name="gr3" draw:text-style-name="P3" draw:layer="layout" svg:x1="15.063cm" svg:y1="14.199cm" svg:x2="15.063cm" svg:y2="14.305cm">
          <text:p/>
        </draw:line>
        <draw:line draw:style-name="gr3" draw:text-style-name="P3" draw:layer="layout" svg:x1="15.601cm" svg:y1="14.199cm" svg:x2="15.601cm" svg:y2="14.305cm">
          <text:p/>
        </draw:line>
        <draw:line draw:style-name="gr3" draw:text-style-name="P3" draw:layer="layout" svg:x1="16.139cm" svg:y1="14.199cm" svg:x2="16.139cm" svg:y2="14.305cm">
          <text:p/>
        </draw:line>
        <draw:line draw:style-name="gr3" draw:text-style-name="P3" draw:layer="layout" svg:x1="16.677cm" svg:y1="14.199cm" svg:x2="16.677cm" svg:y2="14.305cm">
          <text:p/>
        </draw:line>
        <draw:line draw:style-name="gr3" draw:text-style-name="P3" draw:layer="layout" svg:x1="17.215cm" svg:y1="14.199cm" svg:x2="17.215cm" svg:y2="14.305cm">
          <text:p/>
        </draw:line>
        <draw:line draw:style-name="gr3" draw:text-style-name="P3" draw:layer="layout" svg:x1="17.753cm" svg:y1="14.199cm" svg:x2="17.753cm" svg:y2="14.305cm">
          <text:p/>
        </draw:line>
        <draw:line draw:style-name="gr3" draw:text-style-name="P3" draw:layer="layout" svg:x1="18.291cm" svg:y1="14.199cm" svg:x2="18.291cm" svg:y2="14.305cm">
          <text:p/>
        </draw:line>
        <draw:line draw:style-name="gr3" draw:text-style-name="P3" draw:layer="layout" svg:x1="18.829cm" svg:y1="14.199cm" svg:x2="18.829cm" svg:y2="14.305cm">
          <text:p/>
        </draw:line>
        <draw:line draw:style-name="gr3" draw:text-style-name="P3" draw:layer="layout" svg:x1="18.829cm" svg:y1="14.199cm" svg:x2="2.689cm" svg:y2="14.199cm">
          <text:p/>
        </draw:line>
        <draw:path draw:style-name="gr2" draw:text-style-name="P2" draw:layer="layout" svg:width="0.178cm" svg:height="0.267cm" svg:x="2.09cm" svg:y="14.035cm" svg:viewBox="0 0 179 268" svg:d="M88 28c-26 0-40 26-40 26-13 27-13 80-13 80 0 52 13 80 13 80 14 26 40 26 40 26 28 0 42-26 42-26 14-28 14-80 14-80 0-53-14-80-14-80-14-26-42-26-42-26zM88 0c44 0 68 34 68 34 23 34 23 100 23 100 0 66-23 100-23 100-24 34-68 34-68 34-43 0-65-34-65-34-23-34-23-100-23-100 0-66 23-100 23-100 22-34 65-34 65-34z">
          <text:p/>
        </draw:path>
        <draw:path draw:style-name="gr2" draw:text-style-name="P2" draw:layer="layout" svg:width="0.163cm" svg:height="0.262cm" svg:x="2.125cm" svg:y="7.95cm" svg:viewBox="0 0 164 263" svg:d="M42 233h122v30h-164v-30c20-20 54-55 54-55 35-35 44-44 44-44 17-19 23-32 23-32 7-13 7-26 7-26 0-20-15-33-15-33-14-13-38-13-38-13-17 0-34 6-34 6-18 6-39 17-39 17v-35c21-9 39-14 39-14 18-4 33-4 33-4 41 0 65 21 65 21 24 19 24 53 24 53 0 16-6 30-6 30-6 14-22 33-22 33-4 5-27 29-27 29-23 24-66 67-66 67z">
          <text:p/>
        </draw:path>
        <draw:path draw:style-name="gr2" draw:text-style-name="P2" draw:layer="layout" svg:width="0.187cm" svg:height="0.257cm" svg:x="2.09cm" svg:y="1.869cm" svg:viewBox="0 0 188 258" svg:d="M117 30l-89 138h89zM108 0h44v168h36v29h-36v61h-35v-61h-117v-33z">
          <text:p/>
        </draw:path>
        <draw:polygon draw:style-name="gr2" draw:text-style-name="P2" draw:layer="layout" svg:width="0.153cm" svg:height="0.257cm" svg:x="2.125cm" svg:y="10.997cm" svg:viewBox="0 0 154 258" draw:points="5,229 62,229 62,32 0,44 0,13 62,0 97,0 97,229 154,229 154,258 5,258">
          <text:p/>
        </draw:polygon>
        <draw:path draw:style-name="gr2" draw:text-style-name="P2" draw:layer="layout" svg:width="0.169cm" svg:height="0.267cm" svg:x="2.125cm" svg:y="4.907cm" svg:viewBox="0 0 170 268" svg:d="M116 124c25 5 39 22 39 22 15 17 15 42 15 42 0 38-27 59-27 59-26 21-75 21-75 21-16 0-33-4-33-4-17-3-35-9-35-9v-34c14 9 32 13 32 13 17 5 36 5 36 5 32 0 49-13 49-13 17-13 17-38 17-38 0-23-16-35-16-35-15-13-44-13-44-13h-30v-29h32c25 0 39-10 39-10 13-11 13-30 13-30 0-19-14-30-14-30-14-11-40-11-40-11-14 0-30 3-30 3-17 3-36 10-36 10v-32c20-5 37-8 37-8 17-3 32-3 32-3 40 0 63 19 63 19 24 18 24 49 24 49 0 21-13 36-13 36-12 14-35 20-35 20z">
          <text:p/>
        </draw:path>
        <draw:path draw:style-name="gr2" draw:text-style-name="P2" draw:layer="layout" svg:width="0.488cm" svg:height="0.267cm" svg:x="1.807cm" svg:y="12.514cm" svg:viewBox="0 0 489 268" svg:d="M89 27c-26 0-40 27-40 27-13 26-13 80-13 80 0 53 13 80 13 80 14 26 40 26 40 26 28 0 41-26 41-26 14-27 14-80 14-80 0-54-14-80-14-80-13-27-41-27-41-27zM89 0c44 0 67 34 67 34 23 34 23 100 23 100 0 65-23 99-23 99-23 35-67 35-67 35-43 0-66-35-66-35-23-34-23-99-23-99 0-66 23-100 23-100 23-34 66-34 66-34zM226 219h37v44h-37zM333 4h138v30h-106v63c8-3 15-4 15-4 8-1 16-1 16-1 43 0 68 23 68 23 25 25 25 65 25 65 0 42-25 65-25 65-26 23-73 23-73 23-17 0-34-3-34-3-17-3-35-8-35-8v-35c16 8 32 12 32 12 17 4 36 4 36 4 30 0 47-15 47-15 18-16 18-43 18-43 0-27-18-42-18-42-17-16-47-17-47-17-15 0-29 4-29 4-14 3-28 10-28 10z">
          <text:p/>
        </draw:path>
        <draw:path draw:style-name="gr2" draw:text-style-name="P2" draw:layer="layout" svg:width="0.473cm" svg:height="0.263cm" svg:x="1.807cm" svg:y="9.475cm" svg:viewBox="0 0 474 264" svg:d="M5 230h58v-198l-63 13v-32l62-13h35v230h57v29h-149zM211 215h36v44h-36zM318 0h137v30h-105v64c8-3 16-4 16-4 7-1 15-1 15-1 43 0 68 24 68 24 25 23 25 63 25 63 0 42-26 65-26 65-25 23-73 23-73 23-16 0-33-3-33-3-16-3-36-8-36-8v-35c17 8 34 13 34 13 16 4 35 4 35 4 29 0 47-16 47-16 17-16 17-43 17-43 0-26-17-42-17-42-18-16-47-16-47-16-14 0-28 3-28 3-14 3-29 10-29 10z">
          <text:p/>
        </draw:path>
        <draw:path draw:style-name="gr2" draw:text-style-name="P2" draw:layer="layout" svg:width="0.486cm" svg:height="0.267cm" svg:x="1.807cm" svg:y="6.428cm" svg:viewBox="0 0 487 268" svg:d="M42 234h122v29h-164v-29c20-20 55-55 55-55 34-35 43-45 43-45 16-19 23-31 23-31 6-14 6-27 6-27 0-21-14-33-14-33-14-13-38-13-38-13-16 0-34 5-34 5-18 6-39 18-39 18v-36c21-8 39-12 39-12 18-5 34-5 34-5 40 0 64 20 64 20 24 20 24 54 24 54 0 17-7 31-7 31-6 14-21 33-21 33-4 5-28 29-28 29-23 24-65 67-65 67zM224 220h36v43h-36zM330 5h138v30h-106v63c8-2 16-3 16-3 8-2 15-2 15-2 43 0 68 24 68 24 26 23 26 64 26 64 0 41-26 64-26 64-26 23-73 23-73 23-17 0-34-3-34-3-17-2-35-8-35-8v-35c16 9 33 13 33 13 16 4 35 4 35 4 30 0 47-16 47-16 18-15 18-42 18-42 0-27-18-43-18-43-17-15-47-15-47-15-14 0-28 3-28 3-15 3-29 9-29 9z">
          <text:p/>
        </draw:path>
        <draw:path draw:style-name="gr2" draw:text-style-name="P2" draw:layer="layout" svg:width="0.484cm" svg:height="0.266cm" svg:x="1.807cm" svg:y="3.386cm" svg:viewBox="0 0 485 267" svg:d="M117 123c25 5 39 22 39 22 14 17 14 42 14 42 0 39-26 59-26 59-27 21-75 21-75 21-16 0-33-3-33-3-17-3-36-9-36-9v-34c15 8 32 13 32 13 18 4 36 4 36 4 33 0 50-13 50-13 17-13 17-38 17-38 0-23-16-36-16-36-16-12-44-12-44-12h-30v-29h31c26 0 39-11 39-11 14-10 14-29 14-29 0-20-14-30-14-30-14-11-40-11-40-11-14 0-31 3-31 3-17 3-36 10-36 10v-31c20-6 37-9 37-9 18-2 33-2 33-2 39 0 62 18 62 18 24 17 24 48 24 48 0 22-12 36-12 36-13 15-35 21-35 21zM223 219h36v43h-36zM329 4h138v30h-106v63c9-3 16-4 16-4 8-1 15-1 15-1 43 0 68 23 68 23 25 24 25 64 25 64 0 43-25 66-25 66-26 22-73 22-73 22-16 0-34-2-34-2-17-3-35-9-35-9v-34c16 8 33 12 33 12 17 4 35 4 35 4 30 0 47-15 47-15 18-16 18-44 18-44 0-27-18-42-18-42-17-16-47-16-47-16-14 0-29 3-29 3-14 3-28 10-28 10z">
          <text:p/>
        </draw:path>
        <draw:line draw:style-name="gr3" draw:text-style-name="P3" draw:layer="layout" svg:x1="2.689cm" svg:y1="14.199cm" svg:x2="2.478cm" svg:y2="14.199cm">
          <text:p/>
        </draw:line>
        <draw:line draw:style-name="gr3" draw:text-style-name="P3" draw:layer="layout" svg:x1="2.689cm" svg:y1="12.677cm" svg:x2="2.478cm" svg:y2="12.677cm">
          <text:p/>
        </draw:line>
        <draw:line draw:style-name="gr3" draw:text-style-name="P3" draw:layer="layout" svg:x1="2.689cm" svg:y1="11.156cm" svg:x2="2.478cm" svg:y2="11.156cm">
          <text:p/>
        </draw:line>
        <draw:line draw:style-name="gr3" draw:text-style-name="P3" draw:layer="layout" svg:x1="2.689cm" svg:y1="9.635cm" svg:x2="2.478cm" svg:y2="9.635cm">
          <text:p/>
        </draw:line>
        <draw:line draw:style-name="gr3" draw:text-style-name="P3" draw:layer="layout" svg:x1="2.689cm" svg:y1="8.113cm" svg:x2="2.478cm" svg:y2="8.113cm">
          <text:p/>
        </draw:line>
        <draw:line draw:style-name="gr3" draw:text-style-name="P3" draw:layer="layout" svg:x1="2.689cm" svg:y1="6.592cm" svg:x2="2.478cm" svg:y2="6.592cm">
          <text:p/>
        </draw:line>
        <draw:line draw:style-name="gr3" draw:text-style-name="P3" draw:layer="layout" svg:x1="2.689cm" svg:y1="5.071cm" svg:x2="2.478cm" svg:y2="5.071cm">
          <text:p/>
        </draw:line>
        <draw:line draw:style-name="gr3" draw:text-style-name="P3" draw:layer="layout" svg:x1="2.689cm" svg:y1="3.549cm" svg:x2="2.478cm" svg:y2="3.549cm">
          <text:p/>
        </draw:line>
        <draw:line draw:style-name="gr3" draw:text-style-name="P3" draw:layer="layout" svg:x1="2.689cm" svg:y1="2.028cm" svg:x2="2.478cm" svg:y2="2.028cm">
          <text:p/>
        </draw:line>
        <draw:line draw:style-name="gr3" draw:text-style-name="P3" draw:layer="layout" svg:x1="2.689cm" svg:y1="14.199cm" svg:x2="2.584cm" svg:y2="14.199cm">
          <text:p/>
        </draw:line>
        <draw:line draw:style-name="gr3" draw:text-style-name="P3" draw:layer="layout" svg:x1="2.689cm" svg:y1="13.895cm" svg:x2="2.584cm" svg:y2="13.895cm">
          <text:p/>
        </draw:line>
        <draw:line draw:style-name="gr3" draw:text-style-name="P3" draw:layer="layout" svg:x1="2.689cm" svg:y1="13.59cm" svg:x2="2.584cm" svg:y2="13.59cm">
          <text:p/>
        </draw:line>
        <draw:line draw:style-name="gr3" draw:text-style-name="P3" draw:layer="layout" svg:x1="2.689cm" svg:y1="13.286cm" svg:x2="2.584cm" svg:y2="13.286cm">
          <text:p/>
        </draw:line>
        <draw:line draw:style-name="gr3" draw:text-style-name="P3" draw:layer="layout" svg:x1="2.689cm" svg:y1="12.982cm" svg:x2="2.584cm" svg:y2="12.982cm">
          <text:p/>
        </draw:line>
        <draw:line draw:style-name="gr3" draw:text-style-name="P3" draw:layer="layout" svg:x1="2.689cm" svg:y1="12.677cm" svg:x2="2.584cm" svg:y2="12.677cm">
          <text:p/>
        </draw:line>
        <draw:line draw:style-name="gr3" draw:text-style-name="P3" draw:layer="layout" svg:x1="2.689cm" svg:y1="12.373cm" svg:x2="2.584cm" svg:y2="12.373cm">
          <text:p/>
        </draw:line>
        <draw:line draw:style-name="gr3" draw:text-style-name="P3" draw:layer="layout" svg:x1="2.689cm" svg:y1="12.069cm" svg:x2="2.584cm" svg:y2="12.069cm">
          <text:p/>
        </draw:line>
        <draw:line draw:style-name="gr3" draw:text-style-name="P3" draw:layer="layout" svg:x1="2.689cm" svg:y1="11.765cm" svg:x2="2.584cm" svg:y2="11.765cm">
          <text:p/>
        </draw:line>
        <draw:line draw:style-name="gr3" draw:text-style-name="P3" draw:layer="layout" svg:x1="2.689cm" svg:y1="11.46cm" svg:x2="2.584cm" svg:y2="11.46cm">
          <text:p/>
        </draw:line>
        <draw:line draw:style-name="gr3" draw:text-style-name="P3" draw:layer="layout" svg:x1="2.689cm" svg:y1="11.156cm" svg:x2="2.584cm" svg:y2="11.156cm">
          <text:p/>
        </draw:line>
        <draw:line draw:style-name="gr3" draw:text-style-name="P3" draw:layer="layout" svg:x1="2.689cm" svg:y1="10.852cm" svg:x2="2.584cm" svg:y2="10.852cm">
          <text:p/>
        </draw:line>
        <draw:line draw:style-name="gr3" draw:text-style-name="P3" draw:layer="layout" svg:x1="2.689cm" svg:y1="10.548cm" svg:x2="2.584cm" svg:y2="10.548cm">
          <text:p/>
        </draw:line>
        <draw:line draw:style-name="gr3" draw:text-style-name="P3" draw:layer="layout" svg:x1="2.689cm" svg:y1="10.243cm" svg:x2="2.584cm" svg:y2="10.243cm">
          <text:p/>
        </draw:line>
        <draw:line draw:style-name="gr3" draw:text-style-name="P3" draw:layer="layout" svg:x1="2.689cm" svg:y1="9.939cm" svg:x2="2.584cm" svg:y2="9.939cm">
          <text:p/>
        </draw:line>
        <draw:line draw:style-name="gr3" draw:text-style-name="P3" draw:layer="layout" svg:x1="2.689cm" svg:y1="9.635cm" svg:x2="2.584cm" svg:y2="9.635cm">
          <text:p/>
        </draw:line>
        <draw:line draw:style-name="gr3" draw:text-style-name="P3" draw:layer="layout" svg:x1="2.689cm" svg:y1="9.33cm" svg:x2="2.584cm" svg:y2="9.33cm">
          <text:p/>
        </draw:line>
        <draw:line draw:style-name="gr3" draw:text-style-name="P3" draw:layer="layout" svg:x1="2.689cm" svg:y1="9.026cm" svg:x2="2.584cm" svg:y2="9.026cm">
          <text:p/>
        </draw:line>
        <draw:line draw:style-name="gr3" draw:text-style-name="P3" draw:layer="layout" svg:x1="2.689cm" svg:y1="8.722cm" svg:x2="2.584cm" svg:y2="8.722cm">
          <text:p/>
        </draw:line>
        <draw:line draw:style-name="gr3" draw:text-style-name="P3" draw:layer="layout" svg:x1="2.689cm" svg:y1="8.418cm" svg:x2="2.584cm" svg:y2="8.418cm">
          <text:p/>
        </draw:line>
        <draw:line draw:style-name="gr3" draw:text-style-name="P3" draw:layer="layout" svg:x1="2.689cm" svg:y1="8.113cm" svg:x2="2.584cm" svg:y2="8.113cm">
          <text:p/>
        </draw:line>
        <draw:line draw:style-name="gr3" draw:text-style-name="P3" draw:layer="layout" svg:x1="2.689cm" svg:y1="7.809cm" svg:x2="2.584cm" svg:y2="7.809cm">
          <text:p/>
        </draw:line>
        <draw:line draw:style-name="gr3" draw:text-style-name="P3" draw:layer="layout" svg:x1="2.689cm" svg:y1="7.505cm" svg:x2="2.584cm" svg:y2="7.505cm">
          <text:p/>
        </draw:line>
        <draw:line draw:style-name="gr3" draw:text-style-name="P3" draw:layer="layout" svg:x1="2.689cm" svg:y1="7.201cm" svg:x2="2.584cm" svg:y2="7.201cm">
          <text:p/>
        </draw:line>
        <draw:line draw:style-name="gr3" draw:text-style-name="P3" draw:layer="layout" svg:x1="2.689cm" svg:y1="6.896cm" svg:x2="2.584cm" svg:y2="6.896cm">
          <text:p/>
        </draw:line>
        <draw:line draw:style-name="gr3" draw:text-style-name="P3" draw:layer="layout" svg:x1="2.689cm" svg:y1="6.592cm" svg:x2="2.584cm" svg:y2="6.592cm">
          <text:p/>
        </draw:line>
        <draw:line draw:style-name="gr3" draw:text-style-name="P3" draw:layer="layout" svg:x1="2.689cm" svg:y1="6.288cm" svg:x2="2.584cm" svg:y2="6.288cm">
          <text:p/>
        </draw:line>
        <draw:line draw:style-name="gr3" draw:text-style-name="P3" draw:layer="layout" svg:x1="2.689cm" svg:y1="5.983cm" svg:x2="2.584cm" svg:y2="5.983cm">
          <text:p/>
        </draw:line>
        <draw:line draw:style-name="gr3" draw:text-style-name="P3" draw:layer="layout" svg:x1="2.689cm" svg:y1="5.679cm" svg:x2="2.584cm" svg:y2="5.679cm">
          <text:p/>
        </draw:line>
        <draw:line draw:style-name="gr3" draw:text-style-name="P3" draw:layer="layout" svg:x1="2.689cm" svg:y1="5.375cm" svg:x2="2.584cm" svg:y2="5.375cm">
          <text:p/>
        </draw:line>
        <draw:line draw:style-name="gr3" draw:text-style-name="P3" draw:layer="layout" svg:x1="2.689cm" svg:y1="5.071cm" svg:x2="2.584cm" svg:y2="5.071cm">
          <text:p/>
        </draw:line>
        <draw:line draw:style-name="gr3" draw:text-style-name="P3" draw:layer="layout" svg:x1="2.689cm" svg:y1="4.766cm" svg:x2="2.584cm" svg:y2="4.766cm">
          <text:p/>
        </draw:line>
        <draw:line draw:style-name="gr3" draw:text-style-name="P3" draw:layer="layout" svg:x1="2.689cm" svg:y1="4.462cm" svg:x2="2.584cm" svg:y2="4.462cm">
          <text:p/>
        </draw:line>
        <draw:line draw:style-name="gr3" draw:text-style-name="P3" draw:layer="layout" svg:x1="2.689cm" svg:y1="4.158cm" svg:x2="2.584cm" svg:y2="4.158cm">
          <text:p/>
        </draw:line>
        <draw:line draw:style-name="gr3" draw:text-style-name="P3" draw:layer="layout" svg:x1="2.689cm" svg:y1="3.854cm" svg:x2="2.584cm" svg:y2="3.854cm">
          <text:p/>
        </draw:line>
        <draw:line draw:style-name="gr3" draw:text-style-name="P3" draw:layer="layout" svg:x1="2.689cm" svg:y1="3.549cm" svg:x2="2.584cm" svg:y2="3.549cm">
          <text:p/>
        </draw:line>
        <draw:line draw:style-name="gr3" draw:text-style-name="P3" draw:layer="layout" svg:x1="2.689cm" svg:y1="3.245cm" svg:x2="2.584cm" svg:y2="3.245cm">
          <text:p/>
        </draw:line>
        <draw:line draw:style-name="gr3" draw:text-style-name="P3" draw:layer="layout" svg:x1="2.689cm" svg:y1="2.941cm" svg:x2="2.584cm" svg:y2="2.941cm">
          <text:p/>
        </draw:line>
        <draw:line draw:style-name="gr3" draw:text-style-name="P3" draw:layer="layout" svg:x1="2.689cm" svg:y1="2.637cm" svg:x2="2.584cm" svg:y2="2.637cm">
          <text:p/>
        </draw:line>
        <draw:line draw:style-name="gr3" draw:text-style-name="P3" draw:layer="layout" svg:x1="2.689cm" svg:y1="2.332cm" svg:x2="2.584cm" svg:y2="2.332cm">
          <text:p/>
        </draw:line>
        <draw:line draw:style-name="gr3" draw:text-style-name="P3" draw:layer="layout" svg:x1="2.689cm" svg:y1="2.028cm" svg:x2="2.584cm" svg:y2="2.028cm">
          <text:p/>
        </draw:line>
        <draw:line draw:style-name="gr3" draw:text-style-name="P3" draw:layer="layout" svg:x1="2.689cm" svg:y1="2.028cm" svg:x2="2.689cm" svg:y2="14.199cm">
          <text:p/>
        </draw:line>
        <draw:polygon draw:style-name="gr2" draw:text-style-name="P2" draw:layer="layout" svg:width="0.188cm" svg:height="0.193cm" svg:x="10.618cm" svg:y="15.286cm" svg:viewBox="0 0 189 194" draw:points="185,0 114,94 189,194 151,194 94,117 38,194 0,194 75,92 7,0 44,0 95,69 147,0">
          <text:p/>
        </draw:polygon>
        <draw:path draw:style-name="gr2" draw:text-style-name="P2" draw:layer="layout" svg:width="0.266cm" svg:height="0.188cm" svg:x="1.307cm" svg:y="8.067cm" svg:viewBox="0 0 267 189" svg:d="M212 85c34 14 45 27 45 27 10 13 10 34 10 34v25h-26v-18c0-14-6-21-6-21-6-7-29-16-29-16l-15-6-191 79v-34l151-60-151-62v-33z">
          <text:p/>
        </draw:path>
        <draw:line draw:style-name="gr4" draw:text-style-name="P3" draw:layer="layout" svg:x1="5.379cm" svg:y1="12.677cm" svg:x2="8.069cm" svg:y2="12.677cm">
          <text:p/>
        </draw:line>
        <draw:line draw:style-name="gr4" draw:text-style-name="P3" draw:layer="layout" svg:x1="8.069cm" svg:y1="12.677cm" svg:x2="8.069cm" svg:y2="9.635cm">
          <text:p/>
        </draw:line>
        <draw:line draw:style-name="gr4" draw:text-style-name="P3" draw:layer="layout" svg:x1="8.069cm" svg:y1="9.635cm" svg:x2="5.379cm" svg:y2="9.635cm">
          <text:p/>
        </draw:line>
        <draw:line draw:style-name="gr4" draw:text-style-name="P3" draw:layer="layout" svg:x1="5.379cm" svg:y1="9.635cm" svg:x2="5.379cm" svg:y2="12.677cm">
          <text:p/>
        </draw:line>
        <draw:line draw:style-name="gr4" draw:text-style-name="P3" draw:layer="layout" svg:x1="8.069cm" svg:y1="12.677cm" svg:x2="13.449cm" svg:y2="12.677cm">
          <text:p/>
        </draw:line>
        <draw:line draw:style-name="gr4" draw:text-style-name="P3" draw:layer="layout" svg:x1="13.449cm" svg:y1="12.677cm" svg:x2="13.449cm" svg:y2="9.635cm">
          <text:p/>
        </draw:line>
        <draw:line draw:style-name="gr4" draw:text-style-name="P3" draw:layer="layout" svg:x1="13.449cm" svg:y1="9.635cm" svg:x2="8.069cm" svg:y2="9.635cm">
          <text:p/>
        </draw:line>
        <draw:line draw:style-name="gr4" draw:text-style-name="P3" draw:layer="layout" svg:x1="8.069cm" svg:y1="9.635cm" svg:x2="8.069cm" svg:y2="12.677cm">
          <text:p/>
        </draw:line>
        <draw:line draw:style-name="gr4" draw:text-style-name="P3" draw:layer="layout" svg:x1="13.449cm" svg:y1="12.677cm" svg:x2="16.139cm" svg:y2="12.677cm">
          <text:p/>
        </draw:line>
        <draw:line draw:style-name="gr4" draw:text-style-name="P3" draw:layer="layout" svg:x1="16.139cm" svg:y1="12.677cm" svg:x2="16.139cm" svg:y2="9.635cm">
          <text:p/>
        </draw:line>
        <draw:line draw:style-name="gr4" draw:text-style-name="P3" draw:layer="layout" svg:x1="16.139cm" svg:y1="9.635cm" svg:x2="13.449cm" svg:y2="9.635cm">
          <text:p/>
        </draw:line>
        <draw:line draw:style-name="gr4" draw:text-style-name="P3" draw:layer="layout" svg:x1="13.449cm" svg:y1="9.635cm" svg:x2="13.449cm" svg:y2="12.677cm">
          <text:p/>
        </draw:line>
        <draw:line draw:style-name="gr4" draw:text-style-name="P3" draw:layer="layout" svg:x1="8.069cm" svg:y1="9.635cm" svg:x2="16.139cm" svg:y2="9.635cm">
          <text:p/>
        </draw:line>
        <draw:line draw:style-name="gr4" draw:text-style-name="P3" draw:layer="layout" svg:x1="16.139cm" svg:y1="9.635cm" svg:x2="16.139cm" svg:y2="8.113cm">
          <text:p/>
        </draw:line>
        <draw:line draw:style-name="gr4" draw:text-style-name="P3" draw:layer="layout" svg:x1="16.139cm" svg:y1="8.113cm" svg:x2="8.069cm" svg:y2="8.113cm">
          <text:p/>
        </draw:line>
        <draw:line draw:style-name="gr4" draw:text-style-name="P3" draw:layer="layout" svg:x1="8.069cm" svg:y1="8.113cm" svg:x2="8.069cm" svg:y2="9.635cm">
          <text:p/>
        </draw:line>
        <draw:line draw:style-name="gr4" draw:text-style-name="P3" draw:layer="layout" svg:x1="10.759cm" svg:y1="8.113cm" svg:x2="16.139cm" svg:y2="8.113cm">
          <text:p/>
        </draw:line>
        <draw:line draw:style-name="gr4" draw:text-style-name="P3" draw:layer="layout" svg:x1="16.139cm" svg:y1="8.113cm" svg:x2="16.139cm" svg:y2="5.071cm">
          <text:p/>
        </draw:line>
        <draw:line draw:style-name="gr4" draw:text-style-name="P3" draw:layer="layout" svg:x1="16.139cm" svg:y1="5.071cm" svg:x2="10.759cm" svg:y2="5.071cm">
          <text:p/>
        </draw:line>
        <draw:line draw:style-name="gr4" draw:text-style-name="P3" draw:layer="layout" svg:x1="10.759cm" svg:y1="5.071cm" svg:x2="10.759cm" svg:y2="8.113cm">
          <text:p/>
        </draw:line>
        <draw:line draw:style-name="gr4" draw:text-style-name="P3" draw:layer="layout" svg:x1="8.069cm" svg:y1="8.113cm" svg:x2="10.759cm" svg:y2="8.113cm">
          <text:p/>
        </draw:line>
        <draw:line draw:style-name="gr4" draw:text-style-name="P3" draw:layer="layout" svg:x1="10.759cm" svg:y1="8.113cm" svg:x2="10.759cm" svg:y2="5.071cm">
          <text:p/>
        </draw:line>
        <draw:line draw:style-name="gr4" draw:text-style-name="P3" draw:layer="layout" svg:x1="10.759cm" svg:y1="5.071cm" svg:x2="8.069cm" svg:y2="5.071cm">
          <text:p/>
        </draw:line>
        <draw:line draw:style-name="gr4" draw:text-style-name="P3" draw:layer="layout" svg:x1="8.069cm" svg:y1="5.071cm" svg:x2="8.069cm" svg:y2="8.113cm">
          <text:p/>
        </draw:line>
        <draw:line draw:style-name="gr4" draw:text-style-name="P3" draw:layer="layout" svg:x1="5.379cm" svg:y1="9.635cm" svg:x2="8.069cm" svg:y2="9.635cm">
          <text:p/>
        </draw:line>
        <draw:line draw:style-name="gr4" draw:text-style-name="P3" draw:layer="layout" svg:x1="8.069cm" svg:y1="9.635cm" svg:x2="8.069cm" svg:y2="5.071cm">
          <text:p/>
        </draw:line>
        <draw:line draw:style-name="gr4" draw:text-style-name="P3" draw:layer="layout" svg:x1="8.069cm" svg:y1="5.071cm" svg:x2="5.379cm" svg:y2="5.071cm">
          <text:p/>
        </draw:line>
        <draw:line draw:style-name="gr4" draw:text-style-name="P3" draw:layer="layout" svg:x1="5.379cm" svg:y1="5.071cm" svg:x2="5.379cm" svg:y2="9.635cm">
          <text:p/>
        </draw:line>
        <draw:line draw:style-name="gr5" draw:text-style-name="P3" draw:layer="layout" svg:x1="8.069cm" svg:y1="12.677cm" svg:x2="13.449cm" svg:y2="12.677cm">
          <text:p/>
        </draw:line>
        <draw:line draw:style-name="gr5" draw:text-style-name="P3" draw:layer="layout" svg:x1="13.45cm" svg:y1="12.678cm" svg:x2="5.379cm" svg:y2="9.635cm">
          <text:p/>
        </draw:line>
        <draw:line draw:style-name="gr5" draw:text-style-name="P3" draw:layer="layout" svg:x1="5.379cm" svg:y1="9.635cm" svg:x2="8.07cm" svg:y2="12.678cm">
          <text:p/>
        </draw:line>
        <draw:line draw:style-name="gr5" draw:text-style-name="P3" draw:layer="layout" svg:x1="13.449cm" svg:y1="12.677cm" svg:x2="13.449cm" svg:y2="9.635cm">
          <text:p/>
        </draw:line>
        <draw:line draw:style-name="gr5" draw:text-style-name="P3" draw:layer="layout" svg:x1="13.449cm" svg:y1="9.635cm" svg:x2="5.379cm" svg:y2="9.635cm">
          <text:p/>
        </draw:line>
        <draw:line draw:style-name="gr5" draw:text-style-name="P3" draw:layer="layout" svg:x1="5.379cm" svg:y1="9.635cm" svg:x2="13.45cm" svg:y2="12.678cm">
          <text:p/>
        </draw:line>
        <draw:line draw:style-name="gr5" draw:text-style-name="P3" draw:layer="layout" svg:x1="13.449cm" svg:y1="9.636cm" svg:x2="16.14cm" svg:y2="8.113cm">
          <text:p/>
        </draw:line>
        <draw:line draw:style-name="gr5" draw:text-style-name="P3" draw:layer="layout" svg:x1="16.14cm" svg:y1="8.114cm" svg:x2="13.449cm" svg:y2="6.592cm">
          <text:p/>
        </draw:line>
        <draw:line draw:style-name="gr5" draw:text-style-name="P3" draw:layer="layout" svg:x1="13.449cm" svg:y1="6.592cm" svg:x2="13.449cm" svg:y2="9.635cm">
          <text:p/>
        </draw:line>
        <draw:line draw:style-name="gr5" draw:text-style-name="P3" draw:layer="layout" svg:x1="13.449cm" svg:y1="9.635cm" svg:x2="13.449cm" svg:y2="6.592cm">
          <text:p/>
        </draw:line>
        <draw:line draw:style-name="gr5" draw:text-style-name="P3" draw:layer="layout" svg:x1="13.449cm" svg:y1="6.592cm" svg:x2="10.759cm" svg:y2="6.592cm">
          <text:p/>
        </draw:line>
        <draw:line draw:style-name="gr5" draw:text-style-name="P3" draw:layer="layout" svg:x1="10.759cm" svg:y1="6.592cm" svg:x2="13.45cm" svg:y2="9.636cm">
          <text:p/>
        </draw:line>
        <draw:line draw:style-name="gr5" draw:text-style-name="P3" draw:layer="layout" svg:x1="8.069cm" svg:y1="9.635cm" svg:x2="13.449cm" svg:y2="9.635cm">
          <text:p/>
        </draw:line>
        <draw:line draw:style-name="gr5" draw:text-style-name="P3" draw:layer="layout" svg:x1="13.45cm" svg:y1="9.636cm" svg:x2="10.759cm" svg:y2="6.592cm">
          <text:p/>
        </draw:line>
        <draw:line draw:style-name="gr5" draw:text-style-name="P3" draw:layer="layout" svg:x1="10.76cm" svg:y1="6.592cm" svg:x2="8.069cm" svg:y2="9.636cm">
          <text:p/>
        </draw:line>
        <draw:line draw:style-name="gr5" draw:text-style-name="P3" draw:layer="layout" svg:x1="8.069cm" svg:y1="9.636cm" svg:x2="10.76cm" svg:y2="6.592cm">
          <text:p/>
        </draw:line>
        <draw:line draw:style-name="gr5" draw:text-style-name="P3" draw:layer="layout" svg:x1="10.759cm" svg:y1="6.592cm" svg:x2="5.379cm" svg:y2="6.592cm">
          <text:p/>
        </draw:line>
        <draw:line draw:style-name="gr5" draw:text-style-name="P3" draw:layer="layout" svg:x1="5.379cm" svg:y1="6.592cm" svg:x2="8.07cm" svg:y2="9.636cm">
          <text:p/>
        </draw:line>
        <draw:line draw:style-name="gr5" draw:text-style-name="P3" draw:layer="layout" svg:x1="5.379cm" svg:y1="9.635cm" svg:x2="8.069cm" svg:y2="9.635cm">
          <text:p/>
        </draw:line>
        <draw:line draw:style-name="gr5" draw:text-style-name="P3" draw:layer="layout" svg:x1="8.07cm" svg:y1="9.636cm" svg:x2="5.379cm" svg:y2="6.592cm">
          <text:p/>
        </draw:line>
        <draw:line draw:style-name="gr5" draw:text-style-name="P3" draw:layer="layout" svg:x1="5.379cm" svg:y1="6.592cm" svg:x2="5.379cm" svg:y2="9.635cm">
          <text:p/>
        </draw:line>
        <draw:polygon draw:style-name="gr3" draw:text-style-name="P3" draw:layer="layout" svg:width="16.14cm" svg:height="12.171cm" svg:x="2.689cm" svg:y="2.028cm" svg:viewBox="0 0 16141 12172" draw:points="0,12172 0,0 16141,0 16141,12172">
          <text:p/>
        </draw:polygon>
        <draw:line draw:style-name="gr3" draw:text-style-name="P3" draw:layer="layout" svg:x1="18.829cm" svg:y1="2.028cm" svg:x2="2.689cm" svg:y2="2.028cm">
          <text:p/>
        </draw:line>
        <draw:line draw:style-name="gr3" draw:text-style-name="P3" draw:layer="layout" svg:x1="18.829cm" svg:y1="2.028cm" svg:x2="18.829cm" svg:y2="14.199cm">
          <text:p/>
        </draw:line>
        <draw:polyline draw:style-name="gr3" draw:text-style-name="P3" draw:layer="layout" svg:width="0cm" svg:height="0cm" svg:x="18.829cm" svg:y="2.028cm" svg:viewBox="0 0 0 0" draw:points="0,0">
          <text:p/>
        </draw:polyline>
        <draw:path draw:style-name="gr2" draw:text-style-name="P2" draw:layer="layout" svg:width="1.3cm" svg:height="0.273cm" svg:x="10.071cm" svg:y="1.294cm" svg:viewBox="0 0 1301 274" svg:d="M0 10h35v259h-35zM265 151v118h-32v-117c0-27-10-41-10-41-11-13-33-13-33-13-25 0-40 16-40 16-15 16-15 45-15 45v110h-32v-194h32v30c12-18 27-26 27-26 16-9 36-9 36-9 33 0 50 21 50 21 17 20 17 60 17 60zM348 20v55h65v25h-65v105c0 23 6 30 6 30 7 7 27 7 27 7h32v27h-32c-37 0-51-14-51-14-14-14-14-50-14-50v-105h-24v-25h24v-55zM623 163v16h-146c2 33 19 51 19 51 18 17 49 17 49 17 19 0 36-5 36-5 17-4 34-13 34-13v30c-17 7-35 11-35 11-18 4-36 4-36 4-46 0-74-27-74-27-27-27-27-74-27-74 0-48 26-75 26-75 26-28 69-28 69-28 39 0 62 25 62 25 23 25 23 68 23 68zM591 154c0-26-15-41-15-41-14-16-37-16-37-16-27 0-43 15-43 15-16 15-18 42-18 42zM781 105c-6-4-12-5-12-5-6-2-14-2-14-2-27 0-41 18-41 18-14 17-14 50-14 50v103h-32v-194h32v30c10-18 26-26 26-26 16-9 39-9 39-9 3 0 7 1 7 1 4 0 9 1 9 1zM908 0v26h-30c-17 0-24 7-24 7-6 7-6 25-6 25v17h51v25h-51v169h-32v-169h-31v-25h31v-13c0-33 14-48 14-48 15-14 48-14 48-14zM1040 171c-38 0-53 8-53 8-15 9-15 31-15 31 0 17 11 27 11 27 11 10 30 10 30 10 27 0 43-19 43-19 16-18 16-50 16-50v-7zM1103 157v112h-31v-30c-11 18-28 26-28 26-16 9-39 9-39 9-30 0-48-17-48-17-18-16-18-45-18-45 0-33 22-50 22-50 23-16 66-16 66-16h45v-3c0-22-15-34-15-34-14-12-40-12-40-12-17 0-33 4-33 4-16 4-31 12-31 12v-29c19-7 35-10 35-10 17-4 32-4 32-4 42 0 63 22 63 22 20 21 20 65 20 65zM1150 75h151v28l-120 140h120v26h-155v-30l119-139h-115z">
          <text:p/>
        </draw:path>
        <draw:custom-shape draw:style-name="gr6" draw:text-style-name="P4" draw:layer="layout" svg:width="0.4cm" svg:height="0.4cm" svg:x="7.9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13.201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13.302cm" svg:y="9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13.303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10.504cm" svg:y="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5.205cm" svg:y="6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5.206cm" svg:y="9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7.907cm" svg:y="9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15.908cm" svg:y="7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15.909cm" svg:y="12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15.91cm" svg:y="9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4cm" svg:x="15.911cm" svg:y="7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15.911cm" svg:y="4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10.512cm" svg:y="4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10.513cm" svg:y="7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7.914cm" svg:y="7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7.91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5.216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5.217cm" svg:y="12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4cm" svg:height="0.4cm" svg:x="5.218cm" svg:y="9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4cm" svg:height="0.4cm" svg:x="7.919cm" svg:y="9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4cm" svg:height="0.4cm" svg:x="7.92cm" svg:y="12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4cm" svg:height="0.4cm" svg:x="13.221cm" svg:y="12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4cm" svg:height="0.4cm" svg:x="13.322cm" svg:y="9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19cm" fo:page-height="16.2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07T15:44:47.386024540</dc:date>
    <meta:editing-duration>PT6M34S</meta:editing-duration>
    <meta:editing-cycles>1</meta:editing-cycles>
    <meta:document-statistic meta:object-count="217"/>
    <meta:generator>LibreOffice/5.1.4.2$Linux_X86_64 LibreOffice_project/10m0$Build-2</meta:generator>
  </office:meta>
</office:document-meta>
</file>